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3.0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po_documento_20210412140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tivo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descrica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BAIXO ASSIN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ÇÃO CAUTEL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ÇÃO CIVIL PÚBL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ÇÃO DE IDENIZAÇÃO POR DANOS MOR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AÇÃO DE JUSTIFIC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AÇÃO JUDI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ÇÃO ORDINÁ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AÇÃO ORDINÁRIA C/PEDIDO DE ANTECIPAÇÃO DE TUTE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AÇÃO POPUL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AÇÃO SUMÁRIA DE RESSARCIMENTO POR DANOS MATERI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ACORDO DE COOPER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ADICIONAL DE PERICULOSIDAD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ADICIONAL DE RAIO X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DICIONAL NOTURN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AFASTAMENTO DO PAÍ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FASTAMENTO PARA CURSAR DOUTORAD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AFASTAMENTO PARA CURSAR PÓS-GRADU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AFASTAMENTO PARA CURSO DE ESPECIALIZ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AFASTAMENTO PARA PÓS-DOUTORAD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FASTAMENTO - PRORROG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AJUDA DE CUST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JUDA DE CUSTO PARA PAGAMENTO DE DESPESA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LTERAÇÃO DE CARGA HORÁR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LTERAÇÃO DE FÉRIA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ALTERAÇÃO DE NOM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NTECIPAÇÃO DA COLAÇÃO DE GRAU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NULAÇÃO PARCIAL EMPEN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NULAÇÃO TOTAL EMPENH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APLICAÇÃO DE RECURSOS DOS CURSOS DE ESPECIALIZ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PLICAÇÃO DO FATOR DE CORREÇÃO 1.4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APOSENTADORIA COM PROVENTOS INTEGRAI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POSENTADORIA INTEGRA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POSENTADORIA POR INVALIDEZ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POSENTADORIA PROPORCIONA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POSENTADORIAVOLUNTARIA COM PROVENTOS PROPOCIONAI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POSENTADORIA VOLUNTARIA INTEGRA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APROVEITAMENTO DE ESTU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A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ATA DE CONCURSO PÚBL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TA DE DEFESA DE TES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ATA DE ELEIÇÃO PARA VICE-COORDENADOR DE CURS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TA DE RESULTADO DE ELEIÇÃO PARA CHEFE E VICE-CHEF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TA DE RESULTADO DE ELEIÇÃO PARA COORDENADOR DE CURS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TA DE RESULTADO DE ELEIÇÃO P/ COORDENADOR DE PÓS-GRADU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ATA-PROC SELETIVO P/ PROF SUBSTITUTO NA ÁREA DE LINGÜÍS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TA RESULTADO DE SELE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ATESTADO MÉD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ATIVAÇÃO E PRORROGAÇÃO DE PRAZO POR UM SEMESTR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TIVIDADE DOCENTE VOLUNTÁR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ATUALIZAÇÃO DA GRATIFICAÇÃO L. 8270/91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AUMENTO DO VALE TRANSPORT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UXÍLIO-ALIMENT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UXÍLIO FINANCEIRO A ESTUDANTE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AUXÍLIO NATAL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UXÍLIO PRÉ-ESCO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UXÍLIO RECLUSÃO INTEG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UXÍLIO VALE-TRANSPOR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AVALIAÇÃO DE CAPACIDADE FÍSIC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AVALIAÇÃO DE ESPAÇO FÍS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AVALIAÇÃO DE SAÚDE OCUPACIONA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AVALIAÇÃO DO PREÇO DE LOC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VALIAÇÃO MÉDIC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VERBAÇÃO DE PERÍODO DE ATIVIDADE INSALUBRE EM COMUM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AVERBAÇÃO DE PERÍODO DE ATIVIDADE INSALUBRE P/T.SERV.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BANCA EXAMINADOR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BENEFÍCIO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BENEFÍCIOS DECORRENTES DA CONCLUSÃO DE MESTR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BILHETE DE PASS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CADASTRO DE DISCIPL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CADASTRO E PLANO DE TRABALHO DO BOLSIST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CANCELAMENTO AMAL-PREVIDÊ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CUMULAÇÃO DE CARG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FASTAMENTO NO PAÍ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CANCELAMENTO CAPEMI E PREVICORP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CANCELAMENTO CAPEMI E SOBESPP-MENSALIDAD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CANCELAMENTO CAPEMI-PREVIDENC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ANCELAMENTO CAPIMI ,SINDSEP E SINTEST MENSALIDAD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CANCELAMENTO DE CONTRIBUIÇÃO SINDICA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CANCELAMENTO DE DISCIPLIN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ANCELAMENTO DE PENS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ANCELAMENTO DE SEGUR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CANCELAMENTO PECÚLIO UNIÃO - PREVIDÊNC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ANCELAMENTO-PLANO DE SAÚD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CANCELAMENTO PREVICORP-PECÚL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ANCELAMENTO PREVIDÊNC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ANCELAMENTO SINDSEP/RN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CANCELAMENTO SINTEST E PREVICOP-PECÚL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CANCELAMENTO SINTEST-RN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CANCELAR RSPP /CAPEMI PREVIDÊ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AR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CARTA CONVI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CARTA DE ACEI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CARTA DE ENCAMINH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CERTIDÃO DE CAS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CERTIDÃO DE ÓBI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CERTIDAO DE TEMPO DE SERV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CERTIFICAD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CESSÃO PARA O GOVERNO DO ESTAD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COLAÇAO DE GRAU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LAÇÃO DE GRAU SEPARAD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COMISSÃO DE PROCESSO ADMINISTRATIVO DISCIPLINAR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COMPLEMENTAÇÃO DE DIÁR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COMPROVANTE DE RESIDÊ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OMUNIC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OMUNICAÇÃO DE ACIDENTE EM SERVIÇ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CONCESSÃO DE ANUÊN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CONCESSÃO DE REFEI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ONCURSO PUBLICO PARA DOCE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CONCURSO PÚBLICO P/PROFESSOR SUBSTITUT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CONSTRUÇÃO DE ACESSO AO COMPLEXO DE ENFERMAGEM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CONSTRUÇAO DE CASAS DE LIX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ONSTRUÇAO DE UMA PORTARIA NA ENTRADA DO PRÉDIO DO CC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ONSULTA PROCESSUAL JUSTIÇA FEDERA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CONTINUAR CURSO EM OUTRO PÓL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ONTRA-CHEQUE CÓP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ONTRATAÇÃO DE PROFESSOR VISITANT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ONTRATAÇÃO PROFESSOR SUBSTITU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ONTRA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CONVÊN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CONVÊNIO DE COOPERAÇÃO TÉCNICO-CIENTÍF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CONVENIO/PROBASIC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VENIO UFRN/FUNPEC/PREFEITURA M.DE GOIANINHA/RN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CONVÊNIO UFRN/FUNPEC/PREFEITURA MUNIC.DE OA SAÚDE-RN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CONVENIO UFRN/FUNPEC/PREF. MUNIC. DE BOA SAUD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ONVERTER PERÍODO DE ATIVIDADE INSALUBR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CÓPIA CERTIFIC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CÓPIA DE CERTIFICADO INTERNACIONAL DE VACIN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ÓPIA DE CPF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ÓPIA DE DIÁRIO DE CLASS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ÓPIA DE IDENT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CÓPIA DE OFÍC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CÓPIA DE PASSAPORTE CARIMB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CÓPIA DE PROCESS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CÓPIA DE REGISTRO DE MONOGRAF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COPIA DE TITULO DE ELEIT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CÓPIA DO DI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CÓPIA DO DOCUMENTO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CÓPIA DO REGISTRO DE SEMINÁRIO DE ELABORAÇÃO DE MONOGRAF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CÓPIAS DE CARTÕES DE EMBARQUE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CORREÇÃO ADICIONAL DE INSALUBRIDAD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CORREÇÃO DE APOSENTADOR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CORREÇÃO DE AT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ORREÇÃO DO FATOR 1.4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RIAÇÃO DE DISCIPL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RICUL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URSO DE ESPECIALIZ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URSO DE EXTENS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CURSO DE FORMAÇÃO DE TUTO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DECLARAÇÃO DE BEN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CLARAÇÃO DE CARG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DECLARAÇÃO DE DEPENDÊNCIA ECONÔM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DECLARAÇÃO DE IMPOSTO DE REN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DECLARAÇÃO DE QUITAÇÃO COM BIBLIOTE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DECLARAÇÃO DE UNIÃO ESTÁV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DECLARATÓR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DEFERIMENTO DE INSCRIÇÃO PARA CONCURSO PÚBL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DEMONSTRATIVO DE DESPESA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DEPENDENTES PARA IMPOSTO DE REN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DEPÓSITO EFETUADO NA CONTA ÚNIC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SAVERB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DESIGNAR SERVIDOR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DESLIGAMENTO DE ALU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DESPACH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ESTRANCAMENTO DE DISCIPLIN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ESTRANCAMENTO DO CURSO DE MEDICIN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DETALHES DA TURM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DIÁR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IÁRIAS E PASSAGEN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DIARIO DE CLASS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DIARIO OFICIAL DA UNIA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ILIGÊ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IPLOM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DISPONIBILIDADE DE CARGA HORÁ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DOCUMENTOS COMPROBATÓRI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EDI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DITAL ABERTURA DE VAG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ELEI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E-MAI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E-MAI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E-MAIL SOBRE A VI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MBARGOS À EXECU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MPENHO DE SERVIÇOS EXTRAS E EXCEDENT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ENCAMINH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ENCAMINHA RELATÓRIO DE PROGRAMA OU PROJETO DE EXTENS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ENSINO INDIVIDUAL EM DISCIPLINA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ENVELOP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EQUIVALENCIA DE DISCIPL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ESCALA DE TRABAL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ESTÁG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ESTÁGIO DE FÉRIA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ESTÁGIO PROBATÓR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ESTÁGIO SUPERVISION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ESTRUTURA CURRICULAR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ESTUDO INDIVIDUALIZAD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ESTUDO TÉCNIC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EVENT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EVENT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EVENTO DE EXTEN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EXAME DE PROFICIÊNCIA.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XCLUSÃO DE DEPENDENT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XECUÇÃO DIVERS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XONER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EXPOSIÇÃO DE MOTIV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FA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FEITO NÃO CONTENCIOS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ÉRIAS - 2005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ICHA DE CADASTRO DE ATIVIDADES DE EXTEN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FICHA DE CADASTRO, REGISTRO E DIVULG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FICHA DE IDENTIFIC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ICHA DE INSCRI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FOLDER DO EVENT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FOLDER DO GRUPO PARAFOLCLÓRICO DA UFR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FOLHA CADASTRAL DE DISCIPL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FOLHA DE FREQUÊ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LHA DE PAGAMENTO DOS ESTAGIÁRIOS IEL.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OLHA DE PAGAMENTO MEDICO RESIDE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FORMULA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FORMULÁRIO DE CONCESSÃO DE DIÁR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FORMULÁRIO DE CONCESSÃO DE HOSPEDAGEM E REFEI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FORMULÁRIO DE CONCESSÃO DE SUPR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FORMULÁRIO DE CURSO OU EVENTO DE EXTEN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FORMULÁRIO DE CURSOS E EV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FORMULÁRIO DE PROGRAM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FORMULÁRIO DE PROJETO DE EXTEN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FORMULÁRIO DE PROPOSTA DE PRODU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FORMULÁRIO DE SOLICITAÇÃO DE DIÁR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FORMULÁRIO P/AVALIAÇÃO DE ESTÁGIO PROBATÓR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FREQUE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FREQÜE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GARANTIA DE CONTINUAÇÃO DO CURSO/PROBAS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SPACH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RATIFICAÇÃO POR TITUL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GUYBGBYBGBHBNHNJH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HOMOLOG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HOMOLOGAÇÃO DA PLENA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HOMOLOGAÇÃO DE INSCRI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OMOLOGAÇÃO DE RESULTADO DE ELEI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HORARIO ESCOLAR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HORAS-EXT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IMPLANTAÇÃO DE NOT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IMPLANTAÇÃO DE PRÉ-REQUISITO.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IMPLANTAÇÃO DE PRÉ-REQUISITO.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IMPLANTAÇÃO DE PRÉ-REQUISITO.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IMPLANTAÇÃO DE REGISTR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INCENTIVO À QUALIFIC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INCENTIVO DE MESTR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INCENTIVO FUNCIONA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INCLUSÃO DE CERTIFICAD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INCLUSÃO DE DEPENDENT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INCLUSÃO DE DISCIPLÍN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INCLUSÃO DE DISCIPLINA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NCLUSÃO DE MATÉR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INCORPORAÇÃO DE PERICULOSIDADE E HORA EXTR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INCORPORAÇÃO DE QUINTO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INEXIGIBILIDADE DE LICIT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INSERÇÃO DO SEPA COMO ÓRGÃO SUPLEMENTAR DO CCH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INTERPOSIÇÃO DE RECURSO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INTERRUPÇÃO DE FÉR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INTIM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ISENÇÃO DE TAXA DE INSCRIÇÃO P/VESTIBULAR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ISENÇÃO DO P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JUNTA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JUSTIFICATIV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JUSTIFICATIV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JUSTIFICATIVA DA INEXISTÊNCIA DE PONTUAÇÃO NA PRODOCE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UDO MÉD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LAUDO PERICIAL CÓP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LICENÇA ACADÊMIC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CENÇA GESTANT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ICENÇA INCENTIVADA SEM REMUNER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LICENÇA MEDIC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ICENÇA MÉDICA PARA ACOMPANHAR PESSOA DOENTE NA FAMÍLIA.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LICENÇA NOJ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ICENÇA PARA ACOMPANHAR CONJUG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LICENÇA PARA ATIVIDADE POLITIC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LICENÇA PARA ATIVIDADE POLITIC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LICENÇA PARA CAPACIT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LICENÇA PARA DISPUTAR CARGO ELETIV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ICENÇA PARA TRATAR DE INTERESSE PARTICULAR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ICENÇA PATERNIDAD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LICENÇA PREM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ICENÇA PRÊMIO POR ASSIDUIDAD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LICENÇA SABÁTIC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MANDADO DE INTIM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ANDADO DE SEGURANÇ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MANDATO ELETIV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MANDATO PRÓ-TEMPOR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MAPA DE FÉR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ATRICULA FORA DE PRAZ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MEMORAN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MEMORANDO CIRCUL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MEMORANDO ELETRÔ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EMORIAL ACADEM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MINUTA DE NORM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MINUTA DE RESOLU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INUTA/PROJETO DE RESOLU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DELO DE DOCUMENT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MODIFICAÇÃO DE CARGA HORÁRIA E DO HORÁRIO DAS DISCIP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MUDANÇA DE CURRÍCUL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UDANÇA DE ESTADO CIVI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MUDANÇA DE HABILIT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UDANÇA DE HABILIT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MUDANÇA DE HORÁRIO DE EXPEDIENT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UDANÇA DE NOM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MUDANÇA DE STATUS DE DISPLIN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MUDANÇA DE TURN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NOMEAÇÃO COORDENADOR E VICE-COORDENADOR DE PÓS-GRADUAÇÃ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NOMEAÇÃO-ENFERMEIR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ICENÇA ESPE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NORMAS DE SELEÇÃO PROFESSOR SUBSTITU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NORMAS INTERN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NORMAS PARA ELEI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OTA DE EMPEN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NOTIFIC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OCORRÊNCIA POLI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ERTA DE DISCIPL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OFI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OFI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OFÍC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OFÍCIO CIRCUL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ORÇ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ORDEM BANCÁ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PAGAMENTO DE ANU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PAGAMENTO DE INSCRIÇÃO EM CONGRESSO / SEMINÁR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AGAMENTO DOS 28%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AGAMENTO PARCELA DE ANUÊN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PAGAMENTO POR SERVIÇOS NA FUNÇÃO DE PRESIDENTE DA COMPERV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AGAMENTO RETROATIVO DE ADICIONAL DE INSALUBR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ARECE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ASSAGEM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EDIDO DE AJUDA FINANCEIR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PEDIDO DE REAVALIAÇÃO DA GED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PEDIDO DE RECONSIDER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PEDIDO PARA CURSAR COMO ALUNA ESPE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PETI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PLANILH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PLANILH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PLANILH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PLANILH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LANILHA DO I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PLANO DE 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LANO DE CURS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LANO DE VIAGEM DE CAMP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LANO TRIE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PLANO TRIENAL DO DEC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ORTA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PORTARIA DE LOCALIZ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OSS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PRÊMI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RESTAÇÃO DE CONT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RESTAÇÃO DE SERVIÇ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PRESTAÇÃO DE SERVIÇOS NA ÁREA DE EXTEN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RESTAÇÃO DE SERVIÇOS - PESSOA FÍS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PROCEDIMENTO ADMINISTRA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PROCEDIMENTO DISCIPLINAR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PROCESS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PROCESSO ADMINISTRATIVO DISCIPLINAR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PROCESSO DE À DISPOSI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PROCESSO DISCIPLINAR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PROCESSO SELETIVO PARA PROFESSOR ADJU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PROCURAÇÃO PARTICUL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PROGRAMAÇÃO DO EVENT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PROGRAMA DE DISCIPLIN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PROGRAMA DE PROFESSOR ASSOCI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PROGRAMA VALE-TRANSPORT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PROGRESÃO VERTICAL PARA TITUL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PROGRES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GAMENT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ROGRESSÃO HORIZONTA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OGRESSÃO POR MERIT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ROGRESSÃO POR TITUL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PROGRESSÃO POR TITULAÇÃO E INCENTIVO FUNCIONA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PROGRESSÃO VERTIC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PROJE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PROJETO ARQUITETÔNIC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PROJETO CURSO DE EXTENS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PROJETO DE CRIAÇÃO DO CURSO DE LICENCIATURA EM ARTES VISUAI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ROJETO DE CURSO DE ESPECIALIZAÇA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PROJETO DE CURSO ENSINO MÉDIO MODALIDADE NORMA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PROJETO DE CURSO EXTRA CURRICULAR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PROJETO DE CURSO OU EVENT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PROJETO DE EVENTO DE EXTENS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PROJETO DE FORMAÇÃO EM REFORMA AGRÁ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PROJETO DE MONITO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ROJETO DE PESQUIS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PROJETO DE SOLICITAÇÃO DE VAGA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ROJETO ISOLADO DE PESQUISA EM LITERATURA COMPARAD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PROJETO PARA REFORMA E AMPLIAÇÃO AMBIENTA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ROMOÇÃO POR TITUL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PRONE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PROPOSTA DE ENQUADRAMENTO DE GRUPO PERMANENT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PROPOSTA DE ENQUADRAMENTO DE GRUPO PERMANENT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PROPOSTA DE FORNECIMENTO E INSTALAÇÃO DE SONEX 75M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PROPOSTA DE HOSPEDAGEM E ALIMEN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PROPOSTA DE MANUTEN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PROPOSTA DE PRODUT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PROPOST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PROPOSTA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PRORROGAÇÃO DE AFASTAMENT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RORROGAÇÃO DE PRAZ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PRORROGAÇÃO DE PRAZO PARA ENTREGA DE MONOGRAF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PROV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PUBLICAÇÃO NO DIÁRIO OFI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EADAPTAÇÃO DE FUN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REALIZAR ESTÁGIO ELE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EATIVAÇAO DE CADAST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REATIVAÇÃO DE CADASTRO E PRORROGAÇÃO DE PRAZO DO CURS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REATIVAÇÃO DO AUXÍLIO ALIMENT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REAVALIAÇÃO DA LISTA DE DISCIPLINAS DE CURS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REAVALIAÇÃO DE ADICIONA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REAVALIAÇÃO DE PONTUAÇÃO DA GED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REAVALIAÇÃO DO ADICIONAL DE INSALUBRIDAD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REAVALIAÇÃO DO ADICIONAL DE INSALUBRIDAD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REAVALIAÇÃO DO ADICIONAL DE PERICULOSIDAD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REAVALIAÇÃO DO ADICIONAL DE RAIO X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REAVALIÇÃO DE RELATÓRIO DA GED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RECIB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RECIBO DE CREDENCI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RECIBO DE PAGAMENTO DE ALUGUEL DE IMÓV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RECIBO DE SEMESTRAL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RECISÃO DE CONTRAT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RECOLH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RECOLH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RECONSIDER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RECUPERAÇÃO - CURSO PROBASIC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RECUPERAÇÃO DA SINALIZAÇÃO VIA AEREÁ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RECUPERAÇÃO NO LEITO DE SEC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RECURSO AO CONSEC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RECURSO CONTRA GABARITO DE PROVA DE CONCURS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RECURSO SOBRE A GED/2004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REDISTRIBUI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REDUÇÃO DE CARGA HORA POR DEFICIENCIA FISIC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EDUÇÃO DE CARGA HORÁR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REFORMA DO PRÉDIO DESTINADO AO CENTRO ACADÊMICO DO CCHL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REGIME DE EXERCÍCIOS DOMICILIA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REG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REGIMENTO INTERNO DO CCS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GISTRO DE NASCIMENT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EGULARIZAÇÃOFUNCIONA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REIMPLANTAÇÃO DE PRÉ-REQUISIT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REINGRESSO AUTOMATIC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REINGRESSO AUTOMATICO EM FILOSOFIA BACHARELAD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REINGRESSO AUTOMÁTICO EM GEOGRAFIA LICENCIATUR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REINGRESSO AUTOMÁTICO EM GEOGRAFIA - LICENCIATUR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REINGRESSO AUTOMÁTICO EM GEOGRAFIA - LICENCIATUR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EINGRESSO AUTOMATICO FORA DO PRAZ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REINTEGRAÇÃO AO CURSO/PROBÁS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RELAÇÃO DE ALUNO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RELATÓRIA FINAL DE FREQÜÊ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RELATÓR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ELATÓRIO DA GED 2003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RELATÓRIO DE ALMOXARIFAD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RELATORIO DE CURSO DE ESPECIALIZ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RELATÓRIO DE GEST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LATÓRIO DE PRESTAÇÃO DE SERVIÇ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RELATÓRIO DE PROGRAMA OU PROJETO DE EXTEN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ELATORIO DE PROJETO DE EXTENS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RELATÓRIO DE PROJETO DE EXTEN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RELATÓRIO FINAL DE CURSO DE EXTENS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RELATÓRIO FINAL DE EV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RELATÓRIO FINAL DE EVENTO-EXAME DE PROFICIÊNC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RELATÓRIO FINAL DE FREQÜÊNC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RELATÓRIO FINAL DE FREÜÊ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RELATÓRIO FINAL DO PROJETO DE EXTEN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RELATORIO INDIVIDUAL DOCENT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REMOÇÃO SERVI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RENOVAÇÃO DE PORTAR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REQUERER REAJUST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REQUER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REQUERIMENT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REQUERIMENTO ATRAZADO HORA EXT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REQUERIMENTO_CIRCULAR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REQUERIMENTO DE ABONO DE PERMANÊNC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EQUERIMENTO DE APOSENTADOR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REQUERIMENTO DE DIREITO A PATICIPAR DE PROCESSO SELETIV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REQUERIMENTO DE HORÁRIO ESPECIA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REQUERIMENTO DE NOVA AVALI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REQUERIMENTO DE RECURS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REQUERIMENTO EMPENHO DE RECURSO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EQUERIMENTO MAIS ATESTADO MEDIC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REQUERIMENTO PADRA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REQUERIMENTO PARA INTERESSE PARTICULAR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REQUERIMENTO PARA REVISÃO EM QUESTÃO DE PROV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REQUISIÇÃO DE EXAME DE SANIDADE E CAPACIDADE FÍS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REQUISIÇÃO DE MATERI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REQUISIÇÃO DE SERVIÇOS PESSOA JURÍD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RESCISÃO CONTRATU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RESOLU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ESSARCIMENTO OU REEMBOLS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RESSARCIR PERÍODO NÃO PAGO DE INSALUBR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RESULTADO CONCURSO SELETIVO PROFESSOR DE 1º E 2º GRAU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RESULTADO CONCURSO SELETIVO PROFESSOR DE 1º E 2º GRAU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RESULTADO DAS INSCRIÇÕES DO CONCURSO PARA PROFESSOR ADJU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ULTADO DE CONCURSO PÚBL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ESULTADO DE CONSULTA PARA DIRETOR E VICE -DIRETOR DE CENT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RESULTADO DE TRANSFERÊNCIA VOLUNTÁ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ESULTADO DO CONCURSO DE PROFESSOR ADJU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ESULTADO DO CONCURSO DE PROFESSOR SUBSTITU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ESULTADO DO PROCESSO SELETIVO PARA PROFESSOR SUBSTITU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RESULTSDO CONCURSO SELETIVO PROFESSOR DE 1º E 2º GRAU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RESUMO DE TRABALH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RESUMO MENSAL FREQUENC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RETIFICAÇÃO DE CARGA HORÁR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RETIFICAÇÃO DE CONCEITO E FREQUENC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RETIFICAÇÃO DE DADOS DO DIPLOMA DA GRADU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RETIFICAÇÃO DE EDITA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RETIFICAÇÃO DE FALTA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RETIFICAÇÃO DE NOME NO DIPLOMA DA GRADU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RETIFICAÇÃO DE NOTA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TIFICAÇAO DE REGISTRO ACADEMIC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RETIRADA DO SOBRENOME DO EX-MARID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EMO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RETROATIVO DE INSALUBRIDAD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RETROATIVO DE PERICULOSIDAD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RETROATIVO DO ADICIONAL DE RX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RETROATIVO DO AUXÍLIO ALIMENT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REVALIDAÇÃO DE DIPLOM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REVISÃO DA QUANTIDADE DE ANUÊNIO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REVISÃO DE ANUÊN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REVISÃO DE ANUÊN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REVISÃO DE ENQUADRAMENT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EVISÃO DE INSALUBRIDAD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REVISÃO DE NÍVE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EVISÃO DE NOT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REVISÃO DE PROCESSO DE AVERBAÇÃO DE TEMPO DE SERVIÇ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REVISÃO DE PROGRESS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EVISÃO DE PROV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REVISÃO DE TITULAÇÃO DE MESTRAD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EVISÃO DE VENCIMENTO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REVISÃO DO NÚMERO DE FALTA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REVISÃO DO PERCENTUAL DE INSALUBRIDAD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REVISÃO PARCELA DO ANUÊN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EVISÃO PARCELA DOS 28,86%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REVITALIZAÇÃO DA OBRA DE AR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SELEÇÃO DE PROFICIÊNCIA EM LÍNGUA ESTRANGEIR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SERVIÇO DE ADAPT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SERVIÇO DE AMPLIAÇÃO DO LTC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SERVIÇO DE ENGENHAR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SERVIÇO DE INSTALAÇÃO DE GRADES DE FERR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SERVIÇ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SERVIÇOS DE ADAP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SERVIÇOS ELÉTR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SERVIÇOS PRESTA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INDICÂNC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SISTEMA DE AVALI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SOLICITA ABASTECIMENTO DE ÁGUA NO REFEITÓRIO DA BIOMÉDIC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OLICITA ABONO DE PERMANÊNC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SOLICITA ADITIVO DE SERVIÇOS EXCEDENTE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SOLICITA ALTERAÇÃO DE PROJET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SOLICITA ALTERAR PROJETO ORIGINAL DE REFORMA COOPA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SOLICITA ANÁLISE DO ORÇAMENT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OLICITA AUTORIZAÇÃO DE SERVIÇ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SOLICITA AVALIAÇÃO E PROVIDÊNCIA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SOLICITA AVALIAÇÃO TÉCN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SOLICIT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SOLICITAÇÃO DA GED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OLICITAÇÃO DE ABERTURA DE CRÉDITO ORÇAMENTÁR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OLICITAÇÃO DE ADITIVO DE PRAZ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SOLICITAÇÃO DE AQUISIÇÃO DE EQUIPAMENTO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SOLICITAÇÃO DE BENEFÍCIO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SOLICITAÇÃO DE CESS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SOLICITAÇÃO DE CORRE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SOLICITAÇÃO DE DIÁRIA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SOLICITAÇÃO DE DIÁRIAS E PASSAGEN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SOLICITAÇAO DE DISCIPLIN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OLICITAÇÃO DE HORA EXTR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SOLICITAÇÃO DE HOSPEDAGEM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OLICITAÇÃO DE HOSPEDAGEM E ALIMENT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OLICITAÇAO DE MATRICULA FORA DE PAZ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OLICITAÇÃO DE MONITOR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OLICITAÇÃO DE PAG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SOLICITAÇÃO DE PAGAMENTO DE TAXA DE INSCRI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SUPRIMENTO DE FUN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TABEL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TAXA DE INSCRI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AXA DE INSCRI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TAXA DE INSCRI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TERMO ADI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TERMO DE COMPROMISS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TERMO DE CONSENT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ERMO DE CONVÊN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TERMO DE CURATE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TERMO DE DO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TERMO DE POSS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ERMO DE RECEBIMENTO PROVISÓ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TERMO DE RESCISA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TERMO DE RESPONSABILIDAD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UFRN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UFRN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DICIONAL DE INSALUBRIDAD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POSENTADORIA POR TEMPO DE SERVIÇ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PROVEITAMENTO DE DISCIPL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TESTADO DE MATRÍCU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UXÍLIO-NATALIDADE/DEPENDENTES PARA IMPOSTO DE REND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VERBAÇÃO DE TEMPO DE SERVIÇ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ANCELAMENTO DE DOCUM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ERTIDÃO DE NASC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NCORRENC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ONTAGEM DE TEMPO DE SERVIÇ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VIT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URSO DE FÉR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LAR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IÁR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ISPENSA DE LICI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ORMULÁRIO DE CONCESSÃO DE PASS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STÓRICO ESCOL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OMOLOGAÇÃO DE DISSERTAÇÃO DE MESTR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OMOLOGAÇÃO DE MONOGRAFIA DE ESPECIALIZ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OMOLOGAÇÃO DE TESE DE DOUTOR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EMORAN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ME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TA DE MOVIMENTAÇÃO DE CRÉDI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LANILHA DE ADICIONAIS NOTURN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REGA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RESTAÇÃO DE CONTAS DE SUPRIMENTOS DE FUNDO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OCESSO DE DIARIA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ROGRESSÃO FUNCIONA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OJETO CURSO DE ESPECIALIZ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ROJETO DE ATIVDADES SOCIO EDUCATIV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OJETO DE CURS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OJETO DE ENSI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ROJETO DE EXTENS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RORROGAÇÃO DE PRAZO DE CONCLUSÃO DE CURS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EATIVAÇÃO DE INSALUBR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CIBO DE PAGAMENTO A BOLSISTA INDIVIDUA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EINGRESSO DE CURS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LATÓRIO CURSO DE ESPECIALIZ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LATÓRIO DE FREQUÊ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LATÓRIO FINAL DE CURS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QUER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EQUISIÇÃO DE SERVIÇOS PESSOA FÍSIC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TIFICAÇÃO DE REGISTR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LÁRIO FAMÍL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UPRIMENTO DE FUN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OMADA DE CONT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OMADA DE PRE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ha de Inform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CI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A FISCA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CESSO DE BOLSIST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PO INVALIDO - MIGRACA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2T15:15:39.552000000</dc:date>
    <dc:creator>Hércules Sant'Ana da Silva José</dc:creator>
    <meta:editing-duration>PT1M33S</meta:editing-duration>
    <meta:editing-cycles>1</meta:editing-cycles>
    <meta:document-statistic meta:table-count="1" meta:cell-count="2004" meta:object-count="0"/>
    <meta:generator>LibreOffice/7.1.1.2$Windows_X86_64 LibreOffice_project/fe0b08f4af1bacafe4c7ecc87ce55bb426164676</meta:generator>
  </office:meta>
</office:document-meta>
</file>